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0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|knows_ironflesh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evil_gauntlets_a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10)|wp_melee(150)</text:p>
          </table:table-cell>
          <table:table-cell table:style-name="ce24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4|knows_power_strike_2|knows_ironflesh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power_strike_2|knows_ironflesh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ironflesh_1|knows_power_draw_1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60)|wp_melee(180)</text:p>
          </table:table-cell>
          <table:table-cell table:style-name="ce24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4|knows_power_strike_2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_dark, itm_splinted_greave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_dark, itm_splinted_greave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5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splinted_greave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splinted_greave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riding_3|knows_power_draw_2|knows_horse_archery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4" office:value-type="string" calcext:value-type="string">
            <text:p>attr_dwarf_tier_1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ironflesh_1|knows_power_strike_1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1|knows_power_strike_1|knows_power_throw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athletics_2|knows_power_draw_1|knows_power_strike_1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3|knows_power_strike_3|knows_ironflesh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2|knows_power_strike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7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8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3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strike_1|knows_riding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archery(170)|wp(170)</text:p>
          </table:table-cell>
          <table:table-cell table:style-name="ce24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(220)</text:p>
          </table:table-cell>
          <table:table-cell table:style-name="ce24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melee(320)|wp_archery(300)</text:p>
          </table:table-cell>
          <table:table-cell table:style-name="ce24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7</text:p>
          </table:table-cell>
          <table:table-cell table:style-name="ce24" office:value-type="string" calcext:value-type="string">
            <text:p>wp_tier_7</text:p>
          </table:table-cell>
          <table:table-cell table:style-name="ce2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3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polearm(120)|wp(200)</text:p>
          </table:table-cell>
          <table:table-cell table:style-name="ce24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power_throw_1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riding_5|knows_power_strike_3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9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melee(200)|wp_archery(200)</text:p>
          </table:table-cell>
          <table:table-cell table:style-name="ce24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2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(360)</text:p>
          </table:table-cell>
          <table:table-cell table:style-name="ce24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draw_4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_cloak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_cloak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cher_good_cloak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cher_good_cloak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5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light_cloak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light_cloak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light_goo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light_good_cloak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light_good_cloak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med_cloak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med_cloak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7|knows_shield_1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athletics_4|knows_power_draw_4|knows_power_strike_2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3" office:value-type="string" calcext:value-type="string">
            <text:p>itm_lorien_med_goo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power_draw_3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med_good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med_good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heavy_bad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3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heavy_bad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heavy_bad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5|knows_power_draw_6|knows_power_strike_8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heavy_goo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heavy_goo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med_cloak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med_cloak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med_good_cloak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med_good_cloak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heavy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heavy_cloak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heavy_cloak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heavy_good_cloak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heavy_good_cloak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leather_boots_dark_bad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_bad,itm_leather_boots_dark_bad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itm_mirkwood_armor_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armor_a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light_scale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armor_b,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2|knows_power_strike_2|knows_power_draw_3|knows_power_strike_4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power_draw_3|knows_power_strike_1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2|knows_power_draw_3|knows_power_strike_4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2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melee(280)|wp_archery(240)</text:p>
          </table:table-cell>
          <table:table-cell table:style-name="ce24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melee(310)|wp_archery(270)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360)|wp_archery(300)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horse_archery_1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3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light_good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1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_dark_bad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_dark_bad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2"/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2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throw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2" office:value-type="string" calcext:value-type="string">
            <text:p>itm_corsair_sword,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3|knows_power_draw_1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58)</text:p>
          </table:table-cell>
          <table:table-cell table:style-name="ce24" office:value-type="string" calcext:value-type="string">
            <text:p>wp(75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4" office:value-type="string" calcext:value-type="string">
            <text:p>str_255| agi_3| int_3| cha_3|level(63)</text:p>
          </table:table-cell>
          <table:table-cell table:style-name="ce24" office:value-type="string" calcext:value-type="string">
            <text:p>wp(2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str_7| agi_7| int_4| cha_4|level(9)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str_9| agi_8| int_4| cha_4|level(17)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bow_5</text:p>
          </table:table-cell>
          <table:table-cell table:style-name="ce24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vet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.00.0000</text:date>, <text:time style:data-style-name="N2" text:time-value="12:59:35.6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13T15:13:02.815000000</dc:date>
    <meta:editing-cycles>295</meta:editing-cycles>
    <meta:editing-duration>P3DT12H21M17S</meta:editing-duration>
    <meta:document-statistic meta:table-count="2" meta:cell-count="6734" meta:object-count="0"/>
  </office:meta>
</office:document-meta>
</file>